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Text_20_body">
      <style:paragraph-properties fo:margin-left="0.9807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1.4in" fo:margin-right="0.7in" fo:text-indent="-0.7in" style:auto-text-indent="false" fo:background-color="#cccccc" fo:padding="0.0201in" fo:border="0.0071in solid #000000" style:shadow="none">
        <style:tab-stops/>
        <style:background-image/>
      </style:paragraph-properties>
    </style:style>
    <style:style style:name="P8" style:family="paragraph" style:parent-style-name="Text_20_body">
      <style:paragraph-properties fo:margin-left="0.7in" fo:margin-right="0in" fo:text-indent="-0.7in" style:auto-text-indent="false" style:shadow="none">
        <style:tab-stops/>
      </style:paragraph-properties>
    </style:style>
    <style:style style:name="P9" style:family="paragraph" style:parent-style-name="Contents_20_3">
      <style:paragraph-properties>
        <style:tab-stops>
          <style:tab-stop style:position="6.2992in" style:type="right" style:leader-style="dotted" style:leader-text="."/>
        </style:tab-stops>
      </style:paragraph-properties>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Text_20_body" style:list-style-name="L1"/>
    <style:style style:name="P14" style:family="paragraph" style:parent-style-name="Text_20_body" style:list-style-name="L1">
      <style:text-properties fo:font-weight="normal" style:font-weight-asian="normal" style:font-weight-complex="normal"/>
    </style:style>
    <style:style style:name="P15" style:family="paragraph" style:parent-style-name="Text_20_body" style:list-style-name="L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text:s/>1 SrrTrains is Dead, Long Live SrrTrains!!!<text:tab/>2</text:p>
          <text:p text:style-name="P11"><text:s/>1.1 Scope of this Hobby Report<text:tab/>2</text:p>
          <text:p text:style-name="P11"><text:s/>1.2 Restrictions of the Demo Scene<text:tab/>2</text:p>
          <text:p text:style-name="P10"><text:s/>2 Multiplexing<text:tab/>3</text:p>
          <text:p text:style-name="P10"><text:s/>3 Additional Multiplexing (Sub-Multiplexing)<text:tab/>4</text:p>
          <text:p text:style-name="P10"><text:s/>4 The Objects of a Multiuser Scene<text:tab/>5</text:p>
          <text:p text:style-name="P10"><text:s/>5 Actors<text:tab/>5</text:p>
          <text:p text:style-name="P11"><text:s/>5.1 Scene Author<text:tab/>5</text:p>
          <text:p text:style-name="P11"><text:s/>5.2 Model Author<text:tab/>5</text:p>
          <text:p text:style-name="P11"><text:s/>5.3 Session Operator<text:tab/>5</text:p>
          <text:p text:style-name="P11"><text:s/>5.4 Session Participant<text:tab/>5</text:p>
          <text:p text:style-name="P10"><text:s/>6 Runtime Procedures<text:tab/>5</text:p>
          <text:p text:style-name="P11"><text:s/>6.1 Bootstrapping the Scene / Session Description<text:tab/>5</text:p>
          <text:p text:style-name="P9"><text:s/>6.1.1 Group Management<text:tab/>5</text:p>
          <text:p text:style-name="P9"><text:s/>6.1.2 Session Description<text:tab/>5</text:p>
          <text:p text:style-name="P9"><text:s/>6.1.3 Bootstrapping the Scene Instance<text:tab/>5</text:p>
          <text:p text:style-name="P11"><text:s/>6.2 Login and Avatar Selection<text:tab/>6</text:p>
          <text:p text:style-name="P11"><text:s/>6.3 Event Distribution<text:tab/>6</text:p>
          <text:p text:style-name="P11"><text:s/>6.4 Shared State<text:tab/>6</text:p>
          <text:p text:style-name="P11"><text:s/>6.5 Server Side Calculations<text:tab/>6</text:p>
          <text:p text:style-name="P11"><text:s/>6.6 Flexible Client Side Calculations by the Author<text:tab/>6</text:p>
          <text:p text:style-name="P10"><text:s/>7 Used Terms and Abbreviations<text:tab/>6</text:p>
        </text:index-body>
      </text:table-of-content>
      <text:p text:style-name="Text_20_body"/>
      <text:h text:style-name="P12"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Node (NSN)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2" text:outline-level="2">Scope of this Hobby Report</text:h>
      <text:p text:style-name="Text_20_body">This Hobby Report cannot be an official documentation of the JSONverse (JV), but it sketches a few concepts that have been, shall be, should be, might be or can be implemented in some past, present or future development step of the JV.</text:p>
      <text:p text:style-name="Text_20_body">I cannot be more specific, because I am not a member of the JV, I am just a friend.</text:p>
      <text:p text:style-name="Text_20_body">However, the first demo scene of John's JSONverse has been installed on my vServer and John is trying to keep it up to date at following address:</text:p>
      <text:p text:style-name="P4"><text:a xlink:type="simple" xlink:href="https://lc-soc-lc.at:8443/jsonverse/apache.html" text:style-name="Internet_20_link" text:visited-style-name="Visited_20_Internet_20_Link">https://lc-soc-lc.at:8443/jsonverse/apache.html</text:a></text:p>
      <text:p text:style-name="P4">This address is protected by a simple password, to mitigate DDOS attacks</text:p>
      <text:p text:style-name="P5">u=doug</text:p>
      <text:p text:style-name="P5">p=freewrl</text:p>
      <text:h text:style-name="Heading_20_2" text:outline-level="2">Restrictions of the Demo Scene</text:h>
      <text:p text:style-name="Text_20_body">As written above, the demo scene (DS) is maintained at following address:</text:p>
      <text:p text:style-name="P4"><text:a xlink:type="simple" xlink:href="https://lc-soc-lc.at:8443/jsonverse/apache.html" text:style-name="Internet_20_link" text:visited-style-name="Visited_20_Internet_20_Link">https://lc-soc-lc.at:8443/jsonverse/apache.html</text:a></text:p>
      <text:p text:style-name="P4">This address is protected by a simple password, to mitigate DDOS attacks</text:p>
      <text:p text:style-name="P5">u=doug</text:p>
      <text:p text:style-name="P5">p=freewrl</text:p>
      <text:p text:style-name="P6">It might be obvious to the reader, that the DS cannot support (yet) all the concepts that are described in the present Hobby Report, and it might support additional concepts that are not (yet) described in the present Hobby Report.</text:p>
      <text:p text:style-name="P6">Such discrepancies, as far as I am aware of them, are marked in a grey block, like the following.</text:p>
      <text:p text:style-name="P7">DS Restriction: The demo scene does not (yet) support ALL concepts that are described in the present Hobby Report, but it might support additional concepts that are not (yet) described here.</text:p>
      <text:h text:style-name="Heading_20_1" text:outline-level="1"><text:soft-page-break/>Multiplexing</text:h>
      <text:p text:style-name="Text_20_body">Before we dive a little bit into the needed structure of such multiuser scenes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t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 @IP A + PORT A + @IP B + PORT B</text:p>
      <text:p text:style-name="Text_20_body">as depicted in following <text:sequence-ref text:reference-format="category-and-value" text:ref-name="refIllustration0">Abbildung 2.1</text:sequence-ref>.</text:p>
      <text:p text:style-name="Text_20_body"/>
      <text:p text:style-name="Text_20_body"><draw:frame draw:style-name="fr1" draw:name="Rahmen1" text:anchor-type="paragraph" svg:width="5.178in" draw:z-index="0"><draw:text-box fo:min-height="3.1744in"><text:p text:style-name="Illustration"><draw:frame draw:style-name="fr2" draw:name="Objekt1" text:anchor-type="paragraph" svg:width="4.5528in" svg:height="2.9244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text:soft-page-break/>processes are connected by an Internet Connection.</text:p>
      <text:h text:style-name="Heading_20_1" text:outline-level="1">Additional Multiplexing (Sub-Multiplexing)</text:h>
      <text:p text:style-name="Text_20_body">However, when we talk about X3D scenes, then the processes – i.e. what I called the "scene instances" – do not provide sufficient granularity for the network communication.</text:p>
      <text:p text:style-name="Text_20_body">When an X3D scene instance communicates with an X3D Collaboration Server – or even directly with another X3D scene instance –, then we have to consider <text:span text:style-name="T1">the fact that the scenes will consist of what-i-call "objects"</text:span> (in the SrrTrains project, I called such objects the "facilities").</text:p>
      <text:p text:style-name="Text_20_body">So, although there is only one Internet Connection for each scene instance (i.e. for each human user) between each X3D Scene Instance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NSN implementation, the multiplexing is realized by what is called "namespaces" of the socket.io software. There we use</text:p>
      <text:list xml:id="list6560062066536370950" text:style-name="L1">
        <text:list-item>
          <text:p text:style-name="P13">The default namespace for session level control: <text:s text:c="2"/><text:span text:style-name="T1">/</text:span></text:p>
        </text:list-item>
        <text:list-item>
          <text:p text:style-name="P14">One namespace for each object of the scene: <text:s text:c="3"/>/obj1, /obj2, /obj3, ......</text:p>
        </text:list-item>
      </text:list>
      <text:p text:style-name="P3">This is depicted in the following figure.</text:p>
      <text:p text:style-name="Text_20_body"><draw:frame draw:style-name="fr1" draw:name="Rahmen2" text:anchor-type="paragraph" svg:width="5.5516in" draw:z-index="2"><draw:text-box fo:min-height="3.9366in"><text:p text:style-name="Illustration"><draw:frame draw:style-name="fr3" draw:name="Objekt2" text:anchor-type="paragraph" svg:x="-0.0937in" svg:y="0.2508in" svg:width="5.7717in" svg:height="3.9374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p>
      <text:p text:style-name="Text_20_body">Now, the socket.io library needs a global identifier, additionally the server can handle more than <text:soft-page-break/>one session and each session is provided by a user of the server.</text:p>
      <text:p text:style-name="P2">Hence the namespaces look actually like the following:</text:p>
      <text:list xml:id="list2988802752482602906" text:style-name="L2">
        <text:list-item>
          <text:p text:style-name="P15">Session Level Namespace: <text:s text:c="4"/>/socket.io/&lt;user&gt;/&lt;sessionid&gt;/</text:p>
        </text:list-item>
        <text:list-item>
          <text:p text:style-name="P15">Object Level Namespace: <text:s text:c="6"/>/socket.io/&lt;user&gt;/&lt;sessionid&gt;/&lt;objId&gt;</text:p>
        </text:list-item>
      </text:list>
      <text:h text:style-name="Heading_20_1" text:outline-level="1">The Objects of a Multiuser Scene</text:h>
      <text:p text:style-name="Text_20_body">Tbd.</text:p>
      <text:h text:style-name="Heading_20_1" text:outline-level="1">Actor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Session Operator</text:h>
      <text:p text:style-name="Text_20_body">Tbd.</text:p>
      <text:h text:style-name="Heading_20_2" text:outline-level="2">Session Participant</text:h>
      <text:p text:style-name="Text_20_body">Tbd.</text:p>
      <text:h text:style-name="Heading_20_1" text:outline-level="1">Runtime Procedures</text:h>
      <text:p text:style-name="Text_20_body">Tbd.</text:p>
      <text:h text:style-name="Heading_20_2" text:outline-level="2">Bootstrapping the Scene / Session Description</text:h>
      <text:h text:style-name="Heading_20_3" text:outline-level="3">Group Management</text:h>
      <text:p text:style-name="Text_20_body">Tbd.</text:p>
      <text:h text:style-name="Heading_20_3" text:outline-level="3">Session Description</text:h>
      <text:p text:style-name="Text_20_body">Tbd.</text:p>
      <text:h text:style-name="Heading_20_3" text:outline-level="3">Bootstrapping the Scene Instance</text:h>
      <text:p text:style-name="Text_20_body">Tbd.</text:p>
      <text:h text:style-name="Heading_20_2" text:outline-level="2"><text:soft-page-break/>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Server Side Calculations</text:h>
      <text:p text:style-name="Text_20_body">Tbd.</text:p>
      <text:h text:style-name="Heading_20_2" text:outline-level="2">Flexible Client Side Calculations by the Author</text:h>
      <text:p text:style-name="Text_20_body">Tbd.</text:p>
      <text:h text:style-name="Heading_20_1" text:outline-level="1">Used Terms and Abbreviations</text:h>
      <text:p text:style-name="Text_20_body">This Hobby Report has used following terms:</text:p>
      <text:p text:style-name="P8">JSONverse<text:tab/>The JSONverse is a collection of HTML/CSS/JavaScript/X3D software by John C., that aims for the experimental support of various types of 3D multiuser sessions, based on some prototype of a network sensor.<text:line-break/>Following 3<text:span text:style-name="T2">rd</text:span> party software is used: socket.io as basis for the network sensor and other network communication with the collaboration server, node.js is used as platform for the server software.<text:line-break/>The goal is collaboration within closed groups of users. Those groups of users might be small. Global collaboration is not the goal of this project.</text:p>
      <text:p text:style-name="P8">Demo Scene (DS)<text:tab/>The Demo Scene comes with the JSONverse. It represents the current state of implementation of the JSONverse.</text:p>
      <text:p text:style-name="P8">Management App<text:tab/><text:tab/>The JSONverse comes with a management app, which allows a managing user to manage JV groups, JV sessions and JV rooms.</text:p>
      <text:p text:style-name="P8">Managing User<text:tab/>A managing user is a user, who uses the management app in order to create, distribute and withdraw group tokens, as well as session tokens. Also, the management app supports the managing user with the creation, update and distribution of Session Descriptions (SD).</text:p>
      <text:p text:style-name="P8">Session Description<text:tab/>A Session Description is a (JSON) data object that describes a session. I would strive for compatibility with RFC 8866, however the current implementation of the JSONverse needs more information than is standardized in RFC 8866.</text:p>
      <text:p text:style-name="P8">Client Application<text:tab/>Some HTML/CSS/JavaScript/X3D application that realizes the UI of the multiuser session for one user (particip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4<text:tab/>Our Little MUD<text:tab/>Version 0.0.5 / 2024-09-20</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6</text:page-number> of <text:page-count>6</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6</text:page-number> of <text:page-count>6</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8H33M43S</meta:editing-duration>
    <meta:editing-cycles>212</meta:editing-cycles>
    <meta:generator>OpenOffice/4.1.5$Win32 OpenOffice.org_project/415m1$Build-9789</meta:generator>
    <dc:date>2024-09-20T14:10:17.78</dc:date>
    <dc:creator>x </dc:creator>
    <meta:document-statistic meta:table-count="0" meta:image-count="0" meta:object-count="2" meta:page-count="6" meta:paragraph-count="120" meta:word-count="1380" meta:character-count="844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713cm" fo:min-width="2.961cm"/>
    </style:style>
    <style:style style:name="gr3" style:family="graphic" style:parent-style-name="standard">
      <style:graphic-properties draw:stroke="none" svg:stroke-color="#000000" draw:fill="none" draw:fill-color="#ffffff" draw:textarea-horizontal-align="left" draw:auto-grow-height="true" draw:auto-grow-width="true" fo:min-height="0.713cm" fo:min-width="2.995cm"/>
    </style:style>
    <style:style style:name="gr4"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2.153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textarea-horizontal-align="left" draw:auto-grow-height="true" draw:auto-grow-width="true" fo:min-height="0.713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0.713cm" fo:min-width="1.835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2.313cm"/>
    </style:style>
    <style:style style:name="gr11" style:family="graphic" style:parent-style-name="standard">
      <style:graphic-properties draw:stroke="none" svg:stroke-color="#000000" draw:fill="none" draw:fill-color="#ffffff" draw:textarea-horizontal-align="left" draw:auto-grow-height="true" draw:auto-grow-width="true" fo:min-height="0.713cm" fo:min-width="2.347cm"/>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4.333cm"/>
    </style:style>
    <style:style style:name="gr13"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3" draw:layer="layout" svg:width="3.495cm" svg:height="0.963cm" svg:x="8.703cm" svg:y="1.231cm">
          <draw:text-box>
            <text:p>Machine B</text:p>
          </draw:text-box>
        </draw:frame>
        <draw:line draw:style-name="gr4" draw:text-style-name="P1" draw:layer="layout" svg:x1="0.238cm" svg:y1="8.572cm" svg:x2="13.546cm" svg:y2="8.572cm">
          <text:p/>
        </draw:line>
        <draw:line draw:style-name="gr4" draw:text-style-name="P1" draw:layer="layout" svg:x1="3.254cm" svg:y1="5.477cm" svg:x2="3.333cm" svg:y2="8.546cm">
          <text:p/>
        </draw:line>
        <draw:line draw:style-name="gr4" draw:text-style-name="P1" draw:layer="layout" svg:x1="10.611cm" svg:y1="5.452cm" svg:x2="10.69cm" svg:y2="8.521cm">
          <text:p/>
        </draw:line>
        <draw:frame draw:style-name="gr5" draw:layer="layout" svg:width="2.653cm" svg:height="0.963cm" svg:x="5.819cm" svg:y="7.343cm">
          <draw:text-box>
            <text:p>Internet</text:p>
          </draw:text-box>
        </draw:frame>
        <draw:custom-shape draw:style-name="gr6"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7"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8" draw:layer="layout" svg:width="2.301cm" svg:height="0.963cm" svg:x="3.149cm" svg:y="5.504cm">
          <draw:text-box>
            <text:p>@IP A</text:p>
          </draw:text-box>
        </draw:frame>
        <draw:frame draw:style-name="gr9" draw:layer="layout" svg:width="2.335cm" svg:height="0.963cm" svg:x="8.336cm" svg:y="5.558cm">
          <draw:text-box>
            <text:p>@IP B</text:p>
          </draw:text-box>
        </draw:frame>
        <draw:frame draw:style-name="gr10" draw:layer="layout" svg:width="2.813cm" svg:height="0.963cm" svg:x="0.69cm" svg:y="3.943cm">
          <draw:text-box>
            <text:p>PORT A</text:p>
          </draw:text-box>
        </draw:frame>
        <draw:frame draw:style-name="gr11" draw:layer="layout" svg:width="2.847cm" svg:height="0.963cm" svg:x="10.322cm" svg:y="4.474cm">
          <draw:text-box>
            <text:p>PORT B</text:p>
          </draw:text-box>
        </draw:frame>
        <draw:frame draw:style-name="gr12" draw:text-style-name="P2" draw:layer="layout" svg:width="4.833cm" svg:height="0.806cm" svg:x="4.286cm" svg:y="6.471cm">
          <draw:text-box>
            <text:p><text:span text:style-name="T1">Internet Connection</text:span></text:p>
          </draw:text-box>
        </draw:frame>
        <draw:line draw:style-name="gr13"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39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style:font-size-asian="18pt" style:font-size-complex="18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636cm" svg:height="9.155cm" svg:x="9.154cm" svg:y="0.37cm">
          <text:p text:style-name="P1">X3D Collaboration Server</text:p>
        </draw:rect>
        <draw:rect draw:style-name="gr1" draw:text-style-name="P1" draw:layer="layout" svg:width="5.636cm" svg:height="4.206cm" svg:x="1.154cm" svg:y="0.371cm">
          <text:p text:style-name="P1">Scene Instance of Alice</text:p>
        </draw:rect>
        <draw:rect draw:style-name="gr2" draw:text-style-name="P1" xml:id="id1" draw:id="id1" draw:layer="layout" svg:width="4.922cm" svg:height="0.688cm" svg:x="1.508cm" svg:y="3.625cm">
          <text:p text:style-name="P1">Session Level Control</text:p>
        </draw:rect>
        <draw:rect draw:style-name="gr1" draw:text-style-name="P1" draw:layer="layout" svg:width="5.636cm" svg:height="4.206cm" svg:x="1.234cm" svg:y="5.345cm">
          <text:p text:style-name="P1">Scene Instance of Bob</text:p>
        </draw:rect>
        <draw:rect draw:style-name="gr2" draw:text-style-name="P1" xml:id="id3" draw:id="id3" draw:layer="layout" svg:width="4.922cm" svg:height="0.688cm" svg:x="1.588cm" svg:y="8.599cm">
          <text:p text:style-name="P1">Session Level Control</text:p>
        </draw:rect>
        <draw:rect draw:style-name="gr2" draw:text-style-name="P1" xml:id="id2" draw:id="id2" draw:layer="layout" svg:width="4.922cm" svg:height="2.329cm" svg:x="9.552cm" svg:y="5.662cm">
          <text:p text:style-name="P1">Session Level</text:p>
          <text:p text:style-name="P1">State and Events</text:p>
        </draw:rect>
        <draw:rect draw:style-name="gr2" draw:text-style-name="P1" xml:id="id5" draw:id="id5" draw:layer="layout" svg:width="4.922cm" svg:height="2.329cm" svg:x="9.525cm" svg:y="2.277cm">
          <text:p text:style-name="P1">Object Level</text:p>
          <text:p text:style-name="P1">State and Events</text:p>
        </draw:rect>
        <draw:rect draw:style-name="gr3" draw:text-style-name="P1" xml:id="id4" draw:id="id4" draw:layer="layout" svg:width="4.922cm" svg:height="1.957cm" svg:x="1.508cm" svg:y="1.429cm">
          <text:p text:style-name="P1">Objects</text:p>
        </draw:rect>
        <draw:rect draw:style-name="gr3" draw:text-style-name="P1" xml:id="id6" draw:id="id6" draw:layer="layout" svg:width="4.922cm" svg:height="1.957cm" svg:x="1.587cm" svg:y="6.378cm">
          <text:p text:style-name="P1">Objects</text:p>
        </draw:rect>
        <draw:custom-shape draw:style-name="gr4" draw:text-style-name="P2"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2" draw:layer="layout" svg:x1="6.43cm" svg:y1="3.969cm" svg:x2="9.552cm" svg:y2="6.826cm" draw:start-shape="id1" draw:start-glue-point="1" draw:end-shape="id2" svg:d="M6430 3969h1561v2857h1561">
          <text:p/>
        </draw:connector>
        <draw:connector draw:style-name="gr5" draw:text-style-name="P2" draw:layer="layout" svg:x1="6.51cm" svg:y1="8.943cm" svg:x2="9.552cm" svg:y2="6.826cm" draw:start-shape="id3" draw:start-glue-point="1" draw:end-shape="id2" draw:end-glue-point="3" svg:d="M6510 8943h1521v-2117h1521">
          <text:p/>
        </draw:connector>
        <draw:frame draw:style-name="gr6" draw:text-style-name="P2" draw:layer="layout" svg:width="5.055cm" svg:height="1.675cm" svg:x="7.883cm" svg:y="1.164cm">
          <draw:text-box>
            <text:p text:style-name="P2">Namespaces</text:p>
            <text:p text:style-name="P2">/obj1, /obj2, ...</text:p>
          </draw:text-box>
        </draw:frame>
        <draw:connector draw:style-name="gr5" draw:text-style-name="P2" draw:layer="layout" draw:line-skew="-0.596cm" svg:x1="6.43cm" svg:y1="2.407cm" svg:x2="9.525cm" svg:y2="3.441cm" draw:start-shape="id4" draw:start-glue-point="1" draw:end-shape="id5" draw:end-glue-point="3" svg:d="M6430 2407h952v1034h2143">
          <text:p/>
        </draw:connector>
        <draw:connector draw:style-name="gr5" draw:text-style-name="P2" draw:layer="layout" draw:line-skew="-0.635cm" svg:x1="6.509cm" svg:y1="7.356cm" svg:x2="9.525cm" svg:y2="3.441cm" draw:start-shape="id6" draw:start-glue-point="1" draw:end-shape="id5" draw:end-glue-point="3" svg:d="M6509 7356h873v-3915h2143">
          <text:p/>
        </draw:connector>
        <draw:frame draw:style-name="gr6" draw:text-style-name="P2" draw:layer="layout" svg:width="5.055cm" svg:height="1.675cm" svg:x="7.884cm" svg:y="7.965cm">
          <draw:text-box>
            <text:p text:style-name="P2">Namespace</text:p>
            <text:p text:style-name="P2">/</text:p>
          </draw:text-box>
        </draw:frame>
        <draw:line draw:style-name="gr7" draw:text-style-name="P2" draw:layer="layout" svg:x1="8.043cm" svg:y1="3.466cm" svg:x2="9.419cm" svg:y2="2.725cm">
          <text:p/>
        </draw:line>
        <draw:line draw:style-name="gr7" draw:text-style-name="P2" draw:layer="layout" svg:x1="8.704cm" svg:y1="6.826cm" svg:x2="9.498cm" svg:y2="8.255cm">
          <text:p/>
        </draw:line>
        <draw:line draw:style-name="gr8" draw:text-style-name="P2" draw:layer="layout" svg:x1="10.213cm" svg:y1="4.233cm" svg:x2="10.213cm" svg:y2="6.112cm">
          <text:p/>
        </draw:line>
        <draw:frame draw:style-name="gr9" draw:text-style-name="P3" draw:layer="layout" svg:width="4.871cm" svg:height="0.725cm" svg:x="10.345cm" svg:y="4.841cm">
          <draw:text-box>
            <text:p><text:span text:style-name="T1">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